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Pictures/100002010000003700000040F2ACA46951107B6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4.126cm" style:rel-column-width="2338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7.5cm" style:rel-column-width="4252*"/>
    </style:style>
    <style:style style:name="Tabla2.B" style:family="table-column">
      <style:table-column-properties style:column-width="4.001cm" style:rel-column-width="2268*"/>
    </style:style>
    <style:style style:name="Tabla2.C" style:family="table-column">
      <style:table-column-properties style:column-width="5.001cm" style:rel-column-width="2835*"/>
    </style:style>
    <style:style style:name="Tabla2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01cm" table:align="margins"/>
    </style:style>
    <style:style style:name="Table1.A" style:family="table-column">
      <style:table-column-properties style:column-width="8.251cm" style:rel-column-width="32767*"/>
    </style:style>
    <style:style style:name="Table1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Footer">
      <style:text-properties fo:font-size="2pt" style:font-size-asian="1.75pt" style:font-size-complex="2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11" style:family="paragraph" style:parent-style-name="Standard">
      <style:paragraph-properties fo:line-height="115%"/>
      <style:text-properties style:font-name="FreeSans" fo:font-size="15pt" fo:letter-spacing="0.035cm" officeooo:rsid="003bb870" officeooo:paragraph-rsid="003bb870" style:font-size-asian="13.1000003814697pt" style:font-size-complex="15pt"/>
    </style:style>
    <style:style style:name="P12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14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d966" style:font-size-asian="14pt" style:font-size-complex="14pt"/>
    </style:style>
    <style:style style:name="P1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e283d" style:font-size-asian="14pt" style:font-size-complex="14pt"/>
    </style:style>
    <style:style style:name="P1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e9720" style:font-size-asian="14pt" style:font-size-complex="14pt"/>
    </style:style>
    <style:style style:name="P17" style:family="paragraph" style:parent-style-name="Standard">
      <style:paragraph-properties fo:line-height="115%"/>
      <style:text-properties style:font-name="FreeSans" fo:font-size="14pt" fo:letter-spacing="0.035cm" officeooo:rsid="003f5e20" officeooo:paragraph-rsid="003f5e20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46af3c" officeooo:paragraph-rsid="0046af3c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FreeSans" fo:font-size="14pt" fo:letter-spacing="0.035cm" officeooo:rsid="004e9720" officeooo:paragraph-rsid="004e9720" style:font-size-asian="14pt" style:font-size-complex="14pt"/>
    </style:style>
    <style:style style:name="P21" style:family="paragraph" style:parent-style-name="Standard">
      <style:paragraph-properties fo:line-height="115%"/>
      <style:text-properties style:font-name="FreeSans" fo:font-size="14pt" fo:letter-spacing="0.035cm" officeooo:rsid="0051e9ad" officeooo:paragraph-rsid="0051e9ad" style:font-size-asian="14pt" style:font-size-complex="14pt"/>
    </style:style>
    <style:style style:name="P22" style:family="paragraph" style:parent-style-name="Standard">
      <style:paragraph-properties fo:line-height="115%"/>
      <style:text-properties style:font-name="FreeSans" fo:font-size="14pt" fo:letter-spacing="0.035cm" officeooo:rsid="00534272" officeooo:paragraph-rsid="00534272" style:font-size-asian="14pt" style:font-size-complex="14pt"/>
    </style:style>
    <style:style style:name="P23" style:family="paragraph" style:parent-style-name="Standard">
      <style:paragraph-properties fo:line-height="115%"/>
      <style:text-properties style:font-name="FreeSans" fo:font-size="14pt" fo:letter-spacing="0.035cm" officeooo:rsid="0054c16d" officeooo:paragraph-rsid="004fc7c7" style:font-size-asian="14pt" style:font-size-complex="14pt"/>
    </style:style>
    <style:style style:name="P24" style:family="paragraph" style:parent-style-name="Standard">
      <style:paragraph-properties fo:line-height="115%"/>
      <style:text-properties style:font-name="FreeSans" fo:font-size="14pt" fo:letter-spacing="0.035cm" officeooo:rsid="005cef9c" officeooo:paragraph-rsid="005cef9c" style:font-size-asian="14pt" style:font-size-complex="14pt"/>
    </style:style>
    <style:style style:name="P25" style:family="paragraph" style:parent-style-name="Standard">
      <style:paragraph-properties fo:line-height="115%"/>
      <style:text-properties style:font-name="FreeSans" fo:font-size="14pt" fo:letter-spacing="0.035cm" officeooo:rsid="0068314b" officeooo:paragraph-rsid="0068314b" style:font-size-asian="14pt" style:font-size-complex="14pt"/>
    </style:style>
    <style:style style:name="P26" style:family="paragraph" style:parent-style-name="Standard">
      <style:paragraph-properties fo:line-height="115%"/>
      <style:text-properties style:font-name="FreeSans" fo:font-size="14pt" fo:letter-spacing="0.035cm" officeooo:rsid="005e21a0" officeooo:paragraph-rsid="005e21a0" style:font-size-asian="14pt" style:font-size-complex="14pt"/>
    </style:style>
    <style:style style:name="P27" style:family="paragraph" style:parent-style-name="Standard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28" style:family="paragraph" style:parent-style-name="Standard">
      <style:paragraph-properties fo:line-height="115%"/>
      <style:text-properties style:font-name="FreeSans" fo:font-size="14pt" fo:letter-spacing="0.035cm" officeooo:rsid="006b7a80" officeooo:paragraph-rsid="006b7a80" style:font-size-asian="14pt" style:font-size-complex="14pt"/>
    </style:style>
    <style:style style:name="P29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35c773" officeooo:paragraph-rsid="002a61b8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Standard">
      <style:paragraph-properties fo:line-height="115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e9720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e283d" officeooo:paragraph-rsid="003e283d" style:font-size-asian="13.1000003814697pt" style:font-weight-asian="bold" style:font-size-complex="15pt" style:font-weight-complex="bold"/>
    </style:style>
    <style:style style:name="P32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e283d" officeooo:paragraph-rsid="004e9720" style:font-size-asian="13.1000003814697pt" style:font-weight-asian="bold" style:font-size-complex="15pt" style:font-weight-complex="bold"/>
    </style:style>
    <style:style style:name="P3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f5e20" officeooo:paragraph-rsid="003f5e20" style:font-size-asian="13.1000003814697pt" style:font-weight-asian="bold" style:font-size-complex="15pt" style:font-weight-complex="bold"/>
    </style:style>
    <style:style style:name="P3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0f1b9" officeooo:paragraph-rsid="0040f1b9" style:font-size-asian="13.1000003814697pt" style:font-weight-asian="bold" style:font-size-complex="15pt" style:font-weight-complex="bold"/>
    </style:style>
    <style:style style:name="P3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3bcdc" officeooo:paragraph-rsid="0043bcdc" style:font-size-asian="13.1000003814697pt" style:font-weight-asian="bold" style:font-size-complex="15pt" style:font-weight-complex="bold"/>
    </style:style>
    <style:style style:name="P3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37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e9720" officeooo:paragraph-rsid="004e9720" style:font-size-asian="13.1000003814697pt" style:font-weight-asian="bold" style:font-size-complex="15pt" style:font-weight-complex="bold"/>
    </style:style>
    <style:style style:name="P3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4fc7c7" officeooo:paragraph-rsid="004fc7c7" style:font-size-asian="13.1000003814697pt" style:font-weight-asian="bold" style:font-size-complex="15pt" style:font-weight-complex="bold"/>
    </style:style>
    <style:style style:name="P39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54c16d" officeooo:paragraph-rsid="0054c16d" style:font-size-asian="13.1000003814697pt" style:font-weight-asian="bold" style:font-size-complex="15pt" style:font-weight-complex="bold"/>
    </style:style>
    <style:style style:name="P40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d2bf0" officeooo:paragraph-rsid="0068314b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42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43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c841b" officeooo:paragraph-rsid="003c841b" style:font-size-asian="25pt" style:font-style-asian="italic" style:font-size-complex="25pt" style:font-style-complex="italic"/>
    </style:style>
    <style:style style:name="P44" style:family="paragraph" style:parent-style-name="Standard" style:list-style-name="L1">
      <style:paragraph-properties fo:line-height="115%"/>
      <style:text-properties style:font-name="FreeSans" fo:font-size="14pt" fo:letter-spacing="0.035cm" officeooo:rsid="0041d012" officeooo:paragraph-rsid="0041d012" style:font-size-asian="14pt" style:font-size-complex="14pt"/>
    </style:style>
    <style:style style:name="P45" style:family="paragraph" style:parent-style-name="Standard" style:list-style-name="L3">
      <style:paragraph-properties fo:line-height="115%"/>
      <style:text-properties style:font-name="FreeSans" fo:font-size="14pt" fo:letter-spacing="0.035cm" officeooo:rsid="006a6f07" officeooo:paragraph-rsid="006a6f07" style:font-size-asian="14pt" style:font-size-complex="14pt"/>
    </style:style>
    <style:style style:name="P46" style:family="paragraph" style:parent-style-name="Standard" style:list-style-name="L4">
      <style:paragraph-properties fo:line-height="115%"/>
      <style:text-properties style:font-name="FreeSans" fo:font-size="14pt" fo:letter-spacing="0.035cm" officeooo:rsid="0054c16d" officeooo:paragraph-rsid="0054c16d" style:font-size-asian="14pt" style:font-size-complex="14pt"/>
    </style:style>
    <style:style style:name="P47" style:family="paragraph" style:parent-style-name="Standard" style:list-style-name="L2">
      <style:paragraph-properties fo:line-height="115%"/>
      <style:text-properties style:font-name="FreeSans" fo:font-size="14pt" fo:letter-spacing="0.035cm" fo:font-weight="normal" officeooo:rsid="005ad9d5" officeooo:paragraph-rsid="005ad9d5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15%"/>
      <style:text-properties style:font-name="FreeSans" fo:font-size="15pt" fo:letter-spacing="0.035cm" fo:font-weight="bold" officeooo:rsid="00730f93" officeooo:paragraph-rsid="00730f93" style:font-size-asian="13.1000003814697pt" style:font-weight-asian="bold" style:font-size-complex="15pt" style:font-weight-complex="bold"/>
    </style:style>
    <style:style style:name="P49" style:family="paragraph" style:parent-style-name="Standard">
      <style:paragraph-properties fo:line-height="150%"/>
      <style:text-properties fo:color="#2c3756" style:font-name="FreeSans" fo:font-size="16pt" fo:letter-spacing="0.035cm" fo:font-style="italic" fo:text-shadow="none" style:text-underline-style="none" fo:font-weight="bold" officeooo:rsid="0048e0f6" officeooo:paragraph-rsid="0048e0f6" style:font-size-asian="16pt" style:font-style-asian="italic" style:font-weight-asian="bold" style:font-size-complex="16pt" style:font-style-complex="italic" style:font-weight-complex="bold"/>
    </style:style>
    <style:style style:name="P50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d95ac" style:font-size-asian="17.5pt" style:font-style-asian="italic" style:font-weight-asian="normal" style:font-size-complex="20pt" style:font-style-complex="italic" style:font-weight-complex="normal"/>
    </style:style>
    <style:style style:name="P51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d95ac" officeooo:paragraph-rsid="006d95ac" style:font-size-asian="40pt" style:font-style-asian="italic" style:font-weight-asian="bold" style:font-size-complex="40pt" style:font-style-complex="italic" style:font-weight-complex="bold"/>
    </style:style>
    <style:style style:name="P52" style:family="paragraph" style:parent-style-name="Standard" style:list-style-name="L2">
      <style:paragraph-properties fo:line-height="115%"/>
      <style:text-properties officeooo:paragraph-rsid="00534272"/>
    </style:style>
    <style:style style:name="P53" style:family="paragraph" style:parent-style-name="Standard" style:list-style-name="L2">
      <style:paragraph-properties fo:line-height="115%"/>
      <style:text-properties fo:font-weight="bold" officeooo:paragraph-rsid="00534272" style:font-weight-asian="bold" style:font-weight-complex="bold"/>
    </style:style>
    <style:style style:name="P54" style:family="paragraph" style:parent-style-name="Standard" style:list-style-name="L2">
      <style:paragraph-properties fo:line-height="115%"/>
      <style:text-properties fo:font-weight="bold" officeooo:rsid="005ad9d5" officeooo:paragraph-rsid="005ad9d5" style:font-weight-asian="bold" style:font-weight-complex="bold"/>
    </style:style>
    <style:style style:name="P55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d95ac"/>
    </style:style>
    <style:style style:name="P56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officeooo:rsid="00730f93" officeooo:paragraph-rsid="00730f93" style:font-size-asian="14pt" style:font-style-asian="normal" style:font-size-complex="14pt" style:font-style-complex="normal"/>
    </style:style>
    <style:style style:name="P57" style:family="paragraph" style:parent-style-name="Table_20_Contents">
      <style:text-properties style:font-name="FreeSans" fo:font-size="14pt" officeooo:rsid="007175d5" officeooo:paragraph-rsid="007175d5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FreeSans" fo:font-size="14pt" officeooo:rsid="004481ea" officeooo:paragraph-rsid="004481ea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FreeSans" fo:font-size="14pt" officeooo:rsid="0044f5a7" officeooo:paragraph-rsid="0044f5a7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FreeSans" fo:font-size="14pt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font-name="FreeSans" fo:font-size="14pt" officeooo:rsid="004c2b52" officeooo:paragraph-rsid="004c2b52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FreeSans" fo:font-size="14pt" officeooo:rsid="005d2bf0" officeooo:paragraph-rsid="005d2bf0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FreeSans" fo:font-size="14pt" officeooo:rsid="005d9ca2" officeooo:paragraph-rsid="005d9ca2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FreeSans" fo:font-size="14pt" officeooo:rsid="0072f25c" officeooo:paragraph-rsid="0072f25c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4481ea" officeooo:paragraph-rsid="004481ea" style:font-size-asian="14pt" style:font-weight-asian="bold" style:font-size-complex="14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5d2bf0" officeooo:paragraph-rsid="005d2bf0" style:font-size-asian="14pt" style:font-weight-asian="bold" style:font-size-complex="14pt" style:font-weight-complex="bold"/>
    </style:style>
    <style:style style:name="P67" style:family="paragraph" style:parent-style-name="Table_20_Contents">
      <style:text-properties style:font-name="FreeSans" fo:font-size="12pt" style:font-size-asian="12pt" style:font-size-complex="12pt"/>
    </style:style>
    <style:style style:name="P68" style:family="paragraph" style:parent-style-name="Table_20_Contents">
      <style:text-properties style:font-name="FreeSans" fo:font-size="12pt" officeooo:rsid="00730f93" officeooo:paragraph-rsid="00730f93" style:font-size-asian="12pt" style:font-size-complex="12pt"/>
    </style:style>
    <style:style style:name="P69" style:family="paragraph">
      <loext:graphic-properties draw:fill-color="#2c3756"/>
    </style:style>
    <style:style style:name="P70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1" style:family="paragraph">
      <style:paragraph-properties fo:line-height="150%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style:text-position="0% 100%" officeooo:rsid="004a3747"/>
    </style:style>
    <style:style style:name="T2" style:family="text">
      <style:text-properties officeooo:rsid="0038ffbc"/>
    </style:style>
    <style:style style:name="T3" style:family="text">
      <style:text-properties officeooo:rsid="004a3747"/>
    </style:style>
    <style:style style:name="T4" style:family="text">
      <style:text-properties fo:font-weight="bold" officeooo:rsid="002f1e74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officeooo:rsid="002a61b8"/>
    </style:style>
    <style:style style:name="T7" style:family="text">
      <style:text-properties officeooo:rsid="00312f65"/>
    </style:style>
    <style:style style:name="T8" style:family="text">
      <style:text-properties officeooo:rsid="003bb870"/>
    </style:style>
    <style:style style:name="T9" style:family="text">
      <style:text-properties officeooo:rsid="0040e5d6"/>
    </style:style>
    <style:style style:name="T10" style:family="text">
      <style:text-properties officeooo:rsid="004c2b52"/>
    </style:style>
    <style:style style:name="T11" style:family="text">
      <style:text-properties fo:color="#405e01" fo:font-size="15pt" fo:font-weight="bold" style:font-size-asian="13.1000003814697pt" style:font-weight-asian="bold" style:font-size-complex="15pt" style:font-weight-complex="bold"/>
    </style:style>
    <style:style style:name="T12" style:family="text">
      <style:text-properties fo:color="#405e01" fo:font-size="15pt" fo:font-weight="bold" officeooo:rsid="003e283d" style:font-size-asian="13.1000003814697pt" style:font-weight-asian="bold" style:font-size-complex="15pt" style:font-weight-complex="bold"/>
    </style:style>
    <style:style style:name="T13" style:family="text">
      <style:text-properties fo:color="#405e01" fo:font-size="15pt" fo:font-weight="bold" officeooo:rsid="007175d5" style:font-size-asian="13.1000003814697pt" style:font-weight-asian="bold" style:font-size-complex="15pt" style:font-weight-complex="bold"/>
    </style:style>
    <style:style style:name="T14" style:family="text">
      <style:text-properties officeooo:rsid="00534272"/>
    </style:style>
    <style:style style:name="T15" style:family="text">
      <style:text-properties style:font-name="FreeSans" fo:font-size="14pt" fo:letter-spacing="0.035cm" officeooo:rsid="00534272" style:font-size-asian="14pt" style:font-size-complex="14pt"/>
    </style:style>
    <style:style style:name="T16" style:family="text">
      <style:text-properties style:font-name="FreeSans" fo:font-size="14pt" fo:letter-spacing="0.035cm" officeooo:rsid="00563212" style:font-size-asian="14pt" style:font-size-complex="14pt"/>
    </style:style>
    <style:style style:name="T17" style:family="text">
      <style:text-properties style:font-name="FreeSans" fo:font-size="14pt" fo:letter-spacing="0.035cm" officeooo:rsid="0057361a" style:font-size-asian="14pt" style:font-size-complex="14pt"/>
    </style:style>
    <style:style style:name="T18" style:family="text">
      <style:text-properties style:font-name="FreeSans" fo:font-size="14pt" fo:letter-spacing="0.035cm" officeooo:rsid="0057d87e" style:font-size-asian="14pt" style:font-size-complex="14pt"/>
    </style:style>
    <style:style style:name="T19" style:family="text">
      <style:text-properties style:font-name="FreeSans" fo:font-size="14pt" fo:letter-spacing="0.035cm" fo:font-weight="bold" officeooo:rsid="00534272" style:font-size-asian="14pt" style:font-weight-asian="bold" style:font-size-complex="14pt" style:font-weight-complex="bold"/>
    </style:style>
    <style:style style:name="T20" style:family="text">
      <style:text-properties style:font-name="FreeSans" fo:font-size="14pt" fo:letter-spacing="0.035cm" fo:font-weight="normal" style:font-size-asian="14pt" style:font-weight-asian="normal" style:font-size-complex="14pt" style:font-weight-complex="normal"/>
    </style:style>
    <style:style style:name="T21" style:family="text">
      <style:text-properties style:font-name="FreeSans" fo:font-size="14pt" fo:letter-spacing="0.035cm" fo:font-weight="normal" officeooo:rsid="00534272" style:font-size-asian="14pt" style:font-weight-asian="normal" style:font-size-complex="14pt" style:font-weight-complex="normal"/>
    </style:style>
    <style:style style:name="T22" style:family="text">
      <style:text-properties style:font-name="FreeSans" fo:font-size="14pt" fo:letter-spacing="0.035cm" fo:font-weight="normal" officeooo:rsid="0057d87e" style:font-size-asian="14pt" style:font-weight-asian="normal" style:font-size-complex="14pt" style:font-weight-complex="normal"/>
    </style:style>
    <style:style style:name="T23" style:family="text">
      <style:text-properties style:font-name="FreeSans" fo:font-size="14pt" fo:letter-spacing="0.035cm" fo:font-weight="normal" officeooo:rsid="00596888" style:font-size-asian="14pt" style:font-weight-asian="normal" style:font-size-complex="14pt" style:font-weight-complex="normal"/>
    </style:style>
    <style:style style:name="T24" style:family="text">
      <style:text-properties style:font-name="FreeSans" fo:font-size="14pt" fo:letter-spacing="0.035cm" fo:font-weight="normal" officeooo:rsid="005c1e75" style:font-size-asian="14pt" style:font-weight-asian="normal" style:font-size-complex="14pt" style:font-weight-complex="normal"/>
    </style:style>
    <style:style style:name="T25" style:family="text">
      <style:text-properties style:font-name="FreeSans" fo:font-size="14pt" fo:letter-spacing="0.035cm" fo:font-style="normal" fo:font-weight="normal" officeooo:rsid="0057d87e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officeooo:rsid="005ee7f7"/>
    </style:style>
    <style:style style:name="T27" style:family="text">
      <style:text-properties officeooo:rsid="0068314b"/>
    </style:style>
    <style:style style:name="T28" style:family="text">
      <style:text-properties officeooo:rsid="006934c3"/>
    </style:style>
    <style:style style:name="T29" style:family="text">
      <style:text-properties officeooo:rsid="006b7a80"/>
    </style:style>
    <style:style style:name="T30" style:family="text">
      <style:text-properties officeooo:rsid="006e2813"/>
    </style:style>
    <style:style style:name="T31" style:family="text">
      <style:text-properties officeooo:rsid="006fadae"/>
    </style:style>
    <style:style style:name="T32" style:family="text">
      <style:text-properties officeooo:rsid="006fc2d6"/>
    </style:style>
    <style:style style:name="T33" style:family="text">
      <style:text-properties officeooo:rsid="007175d5"/>
    </style:style>
    <style:style style:name="T34" style:family="text">
      <style:text-properties officeooo:rsid="0072f25c"/>
    </style:style>
    <style:style style:name="T35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69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1" draw:name="Shape2" draw:style-name="gr4" draw:text-style-name="P69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1">Plan de proyecto</text:p>
      <text:p text:style-name="P55"><draw:frame draw:style-name="fr2" draw:name="Image1" text:anchor-type="as-char" svg:width="14.6cm" svg:height="6.6cm" draw:z-index="12"><draw:image xlink:href="Pictures/1000020100000226000000FA9C3F27F97A3CB667.png" xlink:type="simple" xlink:show="embed" xlink:actuate="onLoad" loext:mime-type="image/png"/></draw:frame></text:p>
      <text:p text:style-name="P50"><text:span text:style-name="T4">Proyecto </text:span><text:span text:style-name="T5">Colibrí</text:span></text:p>
      <text:p text:style-name="P9"/>
      <text:p text:style-name="P12">Asignatura</text:p>
      <text:p text:style-name="P9">Laboratorio de desarrollo de software</text:p>
      <text:p text:style-name="P9"/>
      <text:p text:style-name="P12">Autor</text:p>
      <text:p text:style-name="P11">Cinthia Lima <text:span text:style-name="T30">y</text:span> <text:span text:style-name="T3">Ariel Machini</text:span></text:p>
      <text:p text:style-name="P9"/>
      <text:p text:style-name="P12">Fecha de redacción</text:p>
      <text:p text:style-name="P9"><text:span text:style-name="T8">10</text:span>/<text:span text:style-name="T7">09</text:span>/<text:span text:style-name="T7">2017</text:span></text:p>
      <text:p text:style-name="P41"><draw:custom-shape text:anchor-type="paragraph" draw:z-index="1" draw:name="Shape1" draw:style-name="gr2" draw:text-style-name="P70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72" svg:width="6.501cm" svg:height="18.5cm" svg:x="0.499cm" svg:y="0.75cm"><draw:text-box><text:p text:style-name="P71"><text:span text:style-name="T35">Este documento está </text:span><text:span text:style-name="T35">compuesto por toda la </text:span><text:span text:style-name="T35">información necesaria </text:span><text:span text:style-name="T35">para llevar a cabo la </text:span><text:span text:style-name="T35">dirección del proyecto. Es </text:span><text:span text:style-name="T35">utilizado por la dirección </text:span><text:span text:style-name="T35">del proyecto para dirigir </text:span><text:span text:style-name="T35">las actividades a realizar </text:span><text:span text:style-name="T35">durante el proceso de </text:span><text:span text:style-name="T35">desarrollo del software, </text:span><text:span text:style-name="T35">este comprende un </text:span><text:span text:style-name="T35">conjunto de artefactos </text:span><text:span text:style-name="T35">que son desarrollados </text:span><text:span text:style-name="T35">durante la fase de inicio y </text:span><text:span text:style-name="T35">que son utilizados durante </text:span><text:span text:style-name="T35">todo el ciclo de vida del </text:span><text:span text:style-name="T35">proyecto (gestión de </text:span><text:span text:style-name="T35">riesgos, aseguramiento de </text:span><text:span text:style-name="T35">calidad, resolución de </text:span><text:span text:style-name="T35">problemas, entre otros).</text:span></text:p></draw:text-box></draw:frame></text:p>
      <text:p text:style-name="P42">Índice</text:p>
      <text:p text:style-name="P10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8">Introducción</text:p>
          </table:table-cell>
          <table:table-cell table:style-name="Table1.A1" office:value-type="string">
            <text:p text:style-name="P67"/>
          </table:table-cell>
        </table:table-row>
      </table:table>
      <text:p text:style-name="P48"/>
      <text:p text:style-name="P43">Plan de Proyecto</text:p>
      <text:p text:style-name="P29"/>
      <text:p text:style-name="P33">Introducción</text:p>
      <text:p text:style-name="P17">La aplicación a desarrollar tendrá dos funciones importantes: la primera permitir crear formularios, y la segunda permitir rellenar formularios y enviar los datos de este a quien le corresponda. Actualmente no existe una herramienta que ayude al proceso de solicitudes mediante formularios. <text:span text:style-name="T9">Por ende nuestro proyecto busca digitalizar dicho proceso.</text:span></text:p>
      <text:p text:style-name="P13"/>
      <text:p text:style-name="P34">Alcance del proyecto</text:p>
      <text:p text:style-name="P18">Casos de uso detectados hasta el momento.</text:p>
      <text:list xml:id="list250702112" text:style-name="L1">
        <text:list-item>
          <text:p text:style-name="P44">Fase Elaboración</text:p>
          <text:list>
            <text:list-item>
              <text:p text:style-name="P44">Iteración 1</text:p>
              <text:list>
                <text:list-item>
                  <text:p text:style-name="P44">Completado y envió de formularios</text:p>
                </text:list-item>
                <text:list-item>
                  <text:p text:style-name="P44">Creación de formulario</text:p>
                </text:list-item>
                <text:list-item>
                  <text:p text:style-name="P44">Eliminación de formulario</text:p>
                </text:list-item>
                <text:list-item>
                  <text:p text:style-name="P44">Modificación de formulario</text:p>
                </text:list-item>
                <text:list-item>
                  <text:p text:style-name="P44">Ingreso al sistema con correo institucional</text:p>
                </text:list-item>
                <text:list-item>
                  <text:p text:style-name="P44">Validación de usuario</text:p>
                </text:list-item>
                <text:list-item>
                  <text:p text:style-name="P44">Buscar formularios</text:p>
                </text:list-item>
                <text:list-item>
                  <text:p text:style-name="P44">Salir de la aplicación</text:p>
                </text:list-item>
              </text:list>
            </text:list-item>
          </text:list>
        </text:list-item>
      </text:list>
      <text:p text:style-name="P14"/>
      <text:p text:style-name="P35">Entregables del <text:span text:style-name="T32">p</text:span>royecto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65">Descripción</text:p>
          </table:table-cell>
          <table:table-cell table:style-name="Tabla1.A1" office:value-type="string">
            <text:p text:style-name="P65">Fecha de <text:span text:style-name="T31">e</text:span>ntrega</text:p>
          </table:table-cell>
          <table:table-cell table:style-name="Tabla1.A1" office:value-type="string">
            <text:p text:style-name="P65">Lugar de <text:span text:style-name="T31">e</text:span>ntrega</text:p>
          </table:table-cell>
          <table:table-cell table:style-name="Tabla1.D1" office:value-type="string">
            <text:p text:style-name="P65">Condición de satisfacción</text:p>
          </table:table-cell>
        </table:table-row>
        <table:table-row>
          <table:table-cell table:style-name="Tabla1.A2" office:value-type="string">
            <text:p text:style-name="P58">Modelo de negocio</text:p>
          </table:table-cell>
          <table:table-cell table:style-name="Tabla1.B2" office:value-type="string">
            <text:p text:style-name="P60"><text:span text:style-name="T10">01</text:span>/<text:span text:style-name="T10">09</text:span>/<text:span text:style-name="T10">2017</text:span> </text:p>
          </table:table-cell>
          <table:table-cell table:style-name="Tabla1.C6" office:value-type="string">
            <text:p text:style-name="P61">Laboratorio A4</text:p>
          </table:table-cell>
          <table:table-cell table:style-name="Tabla1.D2" office:value-type="string">
            <text:p text:style-name="P57">Aceptación por parte de los <text:soft-page-break/>docentes.</text:p>
          </table:table-cell>
        </table:table-row>
        <table:table-row>
          <table:table-cell table:style-name="Tabla1.A2" office:value-type="string">
            <text:p text:style-name="P58">Estudio de <text:span text:style-name="T33">f</text:span>actibilidad</text:p>
          </table:table-cell>
          <table:table-cell table:style-name="Tabla1.B3" office:value-type="string">
            <text:p text:style-name="P58">08/09/2017</text:p>
          </table:table-cell>
          <table:table-cell table:style-name="Tabla1.C6" office:value-type="string">
            <text:p text:style-name="P58">Laboratorio A4</text:p>
          </table:table-cell>
          <table:table-cell table:style-name="Tabla1.D3" office:value-type="string">
            <text:p text:style-name="P57">Aceptación por parte del cliente y de los docentes.</text:p>
          </table:table-cell>
        </table:table-row>
        <table:table-row>
          <table:table-cell table:style-name="Tabla1.A2" office:value-type="string">
            <text:p text:style-name="P58">Propuesta de desarrollo</text:p>
          </table:table-cell>
          <table:table-cell table:style-name="Tabla1.B4" office:value-type="string">
            <text:p text:style-name="P58">08/09/2017</text:p>
          </table:table-cell>
          <table:table-cell table:style-name="Tabla1.C6" office:value-type="string">
            <text:p text:style-name="P58">Laboratorio A4</text:p>
          </table:table-cell>
          <table:table-cell table:style-name="Tabla1.D4" office:value-type="string">
            <text:p text:style-name="P57">Aceptación por parte del cliente y de los docentes.</text:p>
          </table:table-cell>
        </table:table-row>
        <table:table-row>
          <table:table-cell table:style-name="Tabla1.A2" office:value-type="string">
            <text:p text:style-name="P58">Plan de <text:span text:style-name="T33">p</text:span>royecto</text:p>
          </table:table-cell>
          <table:table-cell table:style-name="Tabla1.B5" office:value-type="string">
            <text:p text:style-name="P58">12/09/2017</text:p>
          </table:table-cell>
          <table:table-cell table:style-name="Tabla1.C6" office:value-type="string">
            <text:p text:style-name="P58">Laboratorio A4</text:p>
          </table:table-cell>
          <table:table-cell table:style-name="Tabla1.D5" office:value-type="string">
            <text:p text:style-name="P57">Aceptación por parte de los docentes.</text:p>
          </table:table-cell>
        </table:table-row>
        <table:table-row>
          <table:table-cell table:style-name="Tabla1.A2" office:value-type="string">
            <text:p text:style-name="P58">Plan de <text:span text:style-name="T33">i</text:span>teración</text:p>
          </table:table-cell>
          <table:table-cell table:style-name="Tabla1.B6" office:value-type="string">
            <text:p text:style-name="P58">12/09/2017</text:p>
          </table:table-cell>
          <table:table-cell table:style-name="Tabla1.C6" office:value-type="string">
            <text:p text:style-name="P58">Laboratorio A4</text:p>
          </table:table-cell>
          <table:table-cell table:style-name="Tabla1.D6" office:value-type="string">
            <text:p text:style-name="P57">Aceptación por parte de los docentes.</text:p>
          </table:table-cell>
        </table:table-row>
        <table:table-row>
          <table:table-cell table:style-name="Tabla1.A2" office:value-type="string">
            <text:p text:style-name="P59">Especificación de requerimientos</text:p>
          </table:table-cell>
          <table:table-cell table:style-name="Tabla1.B7" office:value-type="string">
            <text:p text:style-name="P59">15/09/2017</text:p>
          </table:table-cell>
          <table:table-cell table:style-name="Tabla1.C7" office:value-type="string">
            <text:p text:style-name="P58">Laboratorio A4</text:p>
          </table:table-cell>
          <table:table-cell table:style-name="Tabla1.D7" office:value-type="string">
            <text:p text:style-name="P57">Aceptación por parte del cliente </text:p>
          </table:table-cell>
        </table:table-row>
      </table:table>
      <text:p text:style-name="P15"/>
      <text:p text:style-name="P31">Estrategia de evolución del <text:span text:style-name="T33">p</text:span>lan</text:p>
      <text:p text:style-name="P19">Este plan será revisado al inicio de cada fase y será modificado si es necesario. El encargado de realizar las modificaciones será un miembro del equipo de desarrollo.</text:p>
      <text:p text:style-name="P19">La evolución de este documento podrá ser vista por el equipo de desarrollo ya que se encontrará en el repositorio compartido.</text:p>
      <text:p text:style-name="P19"/>
      <text:p text:style-name="P49">Organización del <text:span text:style-name="T33">p</text:span>royecto</text:p>
      <text:p text:style-name="P36">Modelo de <text:span text:style-name="T33">p</text:span>roceso</text:p>
      <text:p text:style-name="P21">Se sigue la metodología de desarrollo PSI <text:span text:style-name="T14">que esta basado en el Proceso Unificado para el desarrollo de software. </text:span></text:p>
      <text:p text:style-name="P22">Esta metodología tiene las siguientes características:</text:p>
      <text:list xml:id="list1409474160" text:style-name="L2">
        <text:list-item>
          <text:p text:style-name="P52"><text:soft-page-break/><text:span text:style-name="T19">Dirigido por casos de uso</text:span><text:span text:style-name="T15">: </text:span><text:span text:style-name="T16">Los casos de uso son utilizados para captar requerimientos funcionales y </text:span><text:span text:style-name="T17">definir los contenidos de las iteraciones. En cada iteración se debe tomar un conjunto de casos de uso y desarrollar todo el camino a través de las distintas </text:span><text:span text:style-name="T18">actividades del proceso de desarrollo.</text:span></text:p>
        </text:list-item>
        <text:list-item>
          <text:p text:style-name="P53"><text:span text:style-name="T15">Centrado en la arquitectura</text:span><text:span text:style-name="T21">: </text:span><text:span text:style-name="T22">Como no existe un modelo único que abarque todos los aspectos de un sistema, existen muchos modelos y vistas que definen la </text:span><text:span text:style-name="T25">arquitectura de software del sistema a desarrollar.</text:span></text:p>
        </text:list-item>
        <text:list-item>
          <text:p text:style-name="P53"><text:span text:style-name="T15">Es iterativo e incremental</text:span><text:span text:style-name="T21">: </text:span><text:span text:style-name="T22">es iterativo e incremental compuesto </text:span><text:span text:style-name="T23">de 4 fases: inicio, elaboración, Construcción y Transición. Cada una de las fases a su vez esta dividida en una serie de iteraciones. Las iteraciones dan como resultado un incremento del producto desarrollado que añade o mejora las funcionalidad del sistema en desarrollo.</text:span></text:p>
          <text:p text:style-name="P54"><text:span text:style-name="T23">A </text:span><text:span text:style-name="T20">su vez cada una de las iteraciones se divide en una serie de disciplinas: </text:span></text:p>
          <text:list>
            <text:list-item>
              <text:list>
                <text:list-item>
                  <text:list>
                    <text:list-item>
                      <text:p text:style-name="P47">Análisis de requisitos</text:p>
                    </text:list-item>
                    <text:list-item>
                      <text:p text:style-name="P47">Diseño</text:p>
                    </text:list-item>
                    <text:list-item>
                      <text:p text:style-name="P47">Implementación</text:p>
                    </text:list-item>
                    <text:list-item>
                      <text:p text:style-name="P47">Prueba</text:p>
                    </text:list-item>
                    <text:list-item>
                      <text:p text:style-name="P47">Mantenimiento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2"><text:span text:style-name="T19">Enfocado en los riesgos</text:span><text:span text:style-name="T21">: </text:span><text:span text:style-name="T24">se deben identificar los riesgos críticos en una etapa temprana del ciclo de vida. </text:span></text:p>
        </text:list-item>
      </text:list>
      <text:p text:style-name="P32"/>
      <text:p text:style-name="P20"><text:span text:style-name="T12">E</text:span><text:span text:style-name="T11">structura </text:span><text:span text:style-name="T13">o</text:span><text:span text:style-name="T11">rganizacional</text:span></text:p>
      <text:p text:style-name="P24">Ariel Machini</text:p>
      <text:p text:style-name="P24">Cinthia Lima</text:p>
      <text:p text:style-name="P15"/>
      <text:p text:style-name="P37"><text:soft-page-break/>Interfaces e <text:span text:style-name="T33">i</text:span>nteracciones</text:p>
      <text:p text:style-name="P25">Sin definir.</text:p>
      <text:p text:style-name="P16"/>
      <text:p text:style-name="P37">Responsables</text:p>
      <text:p text:style-name="P40">Responsables definidos <text:span text:style-name="T27">para las primeras actividades descubiertas</text:span> en esta primera versión del documento:</text:p>
      <text:p text:style-name="P40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6">Descripción</text:p>
          </table:table-cell>
          <table:table-cell table:style-name="Tabla2.A1" office:value-type="string">
            <text:p text:style-name="P66">Responsables</text:p>
          </table:table-cell>
          <table:table-cell table:style-name="Tabla2.C1" office:value-type="string">
            <text:p text:style-name="P66">Involucrados</text:p>
          </table:table-cell>
        </table:table-row>
        <table:table-row>
          <table:table-cell table:style-name="Tabla2.A2" office:value-type="string">
            <text:p text:style-name="P62">Conocer el problema</text:p>
          </table:table-cell>
          <table:table-cell table:style-name="Tabla2.B2" office:value-type="string">
            <text:p text:style-name="P64">Cinthia Lima y Ariel Machini</text:p>
          </table:table-cell>
          <table:table-cell table:style-name="Tabla2.C2" office:value-type="string">
            <text:p text:style-name="P62">Mg. Osiris Sofía <text:span text:style-name="T34">y </text:span>Lic. Karim Hallar</text:p>
          </table:table-cell>
        </table:table-row>
        <table:table-row>
          <table:table-cell table:style-name="Tabla2.A2" office:value-type="string">
            <text:p text:style-name="P63">Documentación</text:p>
          </table:table-cell>
          <table:table-cell table:style-name="Tabla2.B3" office:value-type="string">
            <text:p text:style-name="P64">Cinthia Lima y Ariel Machini</text:p>
          </table:table-cell>
          <table:table-cell table:style-name="Tabla2.C3" office:value-type="string">
            <text:p text:style-name="P62">Mg. Osiris Sofía, <text:span text:style-name="T34">Lic. Esteban Gesto y </text:span>Lic. Karim Hallar</text:p>
          </table:table-cell>
        </table:table-row>
        <table:table-row>
          <table:table-cell table:style-name="Tabla2.A2" office:value-type="string">
            <text:p text:style-name="P63">Especificación de los requerimientos</text:p>
          </table:table-cell>
          <table:table-cell table:style-name="Tabla2.B4" office:value-type="string">
            <text:p text:style-name="P64">Cinthia Lima y Ariel Machini</text:p>
          </table:table-cell>
          <table:table-cell table:style-name="Tabla2.C4" office:value-type="string">
            <text:p text:style-name="P62">Mg. Osiris Sofía,</text:p>
            <text:p text:style-name="P62"><text:span text:style-name="T34">Lic. Esteban Gesto y </text:span>Lic. Karim Hallar</text:p>
          </table:table-cell>
        </table:table-row>
        <table:table-row>
          <table:table-cell table:style-name="Tabla2.A2" office:value-type="string">
            <text:p text:style-name="P63">Gestión de riesgos</text:p>
          </table:table-cell>
          <table:table-cell table:style-name="Tabla2.B5" office:value-type="string">
            <text:p text:style-name="P64">Cinthia Lima y Ariel Machini</text:p>
          </table:table-cell>
          <table:table-cell table:style-name="Tabla2.C5" office:value-type="string">
            <text:p text:style-name="P62">Mg. Osiris Sofía,</text:p>
            <text:p text:style-name="P62"><text:span text:style-name="T34">Lic. Esteban Gesto y </text:span>Lic. Karim Hallar</text:p>
          </table:table-cell>
        </table:table-row>
      </table:table>
      <text:p text:style-name="P16"/>
      <text:p text:style-name="P30">Proceso de <text:span text:style-name="T27">g</text:span>estión</text:p>
      <text:p text:style-name="P37">Objetivos y <text:span text:style-name="T27">p</text:span>rioridades de <text:span text:style-name="T28">g</text:span>estión</text:p>
      <text:p text:style-name="P26">La gestión del proyecto <text:span text:style-name="T26">tiene mucha importancia en cualquier desarrollo. Esta tarea tiene como objetivo definir tiempos, roles y tareas en relación al proyecto así como también lograr un buen monitoreo del mismo cada cierto tiempo con el fin de mantener la planificación al día.</text:span></text:p>
      <text:p text:style-name="P27">Las actividades destacadas de la gestión de proyecto son…</text:p>
      <text:list xml:id="list1739392114" text:style-name="L3">
        <text:list-item>
          <text:p text:style-name="P45">…la planificación y el seguimiento del avance del proyecto,</text:p>
        </text:list-item>
        <text:list-item>
          <text:p text:style-name="P45">las estimaciones y las mediciones,</text:p>
        </text:list-item>
        <text:list-item>
          <text:p text:style-name="P45"><text:soft-page-break/>la gestión de riesgos,</text:p>
        </text:list-item>
        <text:list-item>
          <text:p text:style-name="P45">el registro de las horas trabajadas (del esfuerzo),</text:p>
        </text:list-item>
        <text:list-item>
          <text:p text:style-name="P45">las reuniones de equipo,</text:p>
        </text:list-item>
        <text:list-item>
          <text:p text:style-name="P45">las reuniones con el cliente,</text:p>
        </text:list-item>
        <text:list-item>
          <text:p text:style-name="P45">la revisión administrativa,</text:p>
        </text:list-item>
        <text:list-item>
          <text:p text:style-name="P45">la evaluación de las fases</text:p>
        </text:list-item>
        <text:list-item>
          <text:p text:style-name="P45">y la evaluación y/o modificación del plan de proyecto.</text:p>
        </text:list-item>
      </text:list>
      <text:p text:style-name="P37"/>
      <text:p text:style-name="P37">Condiciones asumidas, dependencias y restricciones</text:p>
      <text:p text:style-name="P56">El proyecto está enmarcado dentro de la asignatura laboratorio de desarrollo de software, por lo que se verá sujeto a restricciones de tiempo de entrega y a condiciones para la aprobación.</text:p>
      <text:p text:style-name="P16"/>
      <text:p text:style-name="P38">Gestión de <text:span text:style-name="T29">r</text:span>iesgos</text:p>
      <text:p text:style-name="P28">La gestión de riesgos se puede ver en el documento de riesgos.</text:p>
      <text:p text:style-name="P23"/>
      <text:p text:style-name="P39">Anexos</text:p>
      <text:list xml:id="list566719787" text:style-name="L4">
        <text:list-item>
          <text:p text:style-name="P46">Metodología de desarrollo PSI: <text:a xlink:type="simple" xlink:href="http://sistemas.uarg.unpa.edu.ar/psi/" text:style-name="Internet_20_link" text:visited-style-name="Visited_20_Internet_20_Link">http://sistemas.uarg.unpa.edu.ar/psi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4a3747" officeooo:paragraph-rsid="004a3747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bb870" officeooo:paragraph-rsid="003bb870" style:font-size-asian="13pt" style:font-style-asian="italic" style:font-size-complex="13pt" style:font-style-complex="italic"/>
    </style:style>
    <style:style style:name="MT1" style:family="text">
      <style:text-properties style:text-position="0% 100%" officeooo:rsid="004a3747"/>
    </style:style>
    <style:style style:name="MT2" style:family="text">
      <style:text-properties officeooo:rsid="0038ffbc"/>
    </style:style>
    <style:style style:name="MT3" style:family="text">
      <style:text-properties officeooo:rsid="004a3747"/>
    </style:style>
    <style:style style:name="MT4" style:family="text">
      <style:text-properties officeooo:rsid="006e2813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OYECTO </text:span><text:span text:style-name="MT2">— </text:span>PÁGINA <text:page-number text:select-page="current">3</text:page-number><text:s/>DE <text:page-count>8</text:page-count></text:p>
      </style:header>
      <style:header-first>
        <text:p text:style-name="MP2"><text:span text:style-name="MT3">PLAN DE PROYECTO — </text:span>PÁGINA <text:page-number text:select-page="current">1</text:page-number><text:s/>DE <text:page-count>8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8"><draw:image xlink:href="Pictures/100002010000003700000040F2ACA46951107B6E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4">Paire</text:span></text:p>
              <text:p text:style-name="MP5">Cinthia Lima <text:span text:style-name="MT4">y</text:span>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3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4">Paire</text:span></text:p>
              <text:p text:style-name="MP8">Cinthia Lima <text:span text:style-name="MT4">y</text:span> <text:span text:style-name="MT3">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09-19T19:10:10.963934507</dc:date>
    <meta:editing-duration>PT14H57M32S</meta:editing-duration>
    <meta:editing-cycles>77</meta:editing-cycles>
    <meta:generator>LibreOffice/5.4.1.2$Linux_X86_64 LibreOffice_project/ea7cb86e6eeb2bf3a5af73a8f7777ac570321527</meta:generator>
    <dc:creator>Ariel Machini</dc:creator>
    <meta:document-statistic meta:table-count="5" meta:image-count="3" meta:object-count="0" meta:page-count="8" meta:paragraph-count="125" meta:word-count="804" meta:character-count="5052" meta:non-whitespace-character-count="4393"/>
  </office:meta>
</office:document-meta>
</file>